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Pictures/100002010000040000000300309323F6FDEDE4CC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"/>
  <manifest:file-entry manifest:full-path="ObjectReplacements/Object 49" manifest:media-type="application/x-openoffice-gdimetafile;windows_formatname=&quot;GDIMetaFile&quot;"/>
  <manifest:file-entry manifest:full-path="ObjectReplacements/Object 64" manifest:media-type="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63" manifest:media-type=""/>
  <manifest:file-entry manifest:full-path="ObjectReplacements/Object 47" manifest:media-type="application/x-openoffice-gdimetafile;windows_formatname=&quot;GDIMetaFile&quot;"/>
  <manifest:file-entry manifest:full-path="ObjectReplacements/Object 62" manifest:media-type=""/>
  <manifest:file-entry manifest:full-path="ObjectReplacements/Object 29" manifest:media-type="application/x-openoffice-gdimetafile;windows_formatname=&quot;GDIMetaFile&quot;"/>
  <manifest:file-entry manifest:full-path="ObjectReplacements/Object 61" manifest:media-type=""/>
  <manifest:file-entry manifest:full-path="ObjectReplacements/Object 28" manifest:media-type="application/x-openoffice-gdimetafile;windows_formatname=&quot;GDIMetaFile&quot;"/>
  <manifest:file-entry manifest:full-path="ObjectReplacements/Object 60" manifest:media-type="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5" manifest:media-type=""/>
  <manifest:file-entry manifest:full-path="ObjectReplacements/Object 4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7" style:family="graphic" style:parent-style-name="standard">
      <style:graphic-properties svg:stroke-color="#6666ff" draw:fill-color="#ccffff" draw:textarea-horizontal-align="justify" draw:textarea-vertical-align="middle" draw:auto-grow-height="false" fo:min-height="4.343cm" fo:min-width="11.231cm"/>
    </style:style>
    <style:style style:name="gr8" style:family="graphic" style:parent-style-name="standard">
      <style:graphic-properties draw:stroke="none" svg:stroke-color="#6666ff" draw:fill="none" fo:min-height="8.842cm"/>
    </style:style>
    <style:style style:name="gr9" style:family="graphic" style:parent-style-name="standard">
      <style:graphic-properties svg:stroke-color="#009900" draw:fill-color="#ccffcc" draw:textarea-horizontal-align="justify" draw:textarea-vertical-align="middle" draw:auto-grow-height="false" fo:min-height="6.689cm" fo:min-width="24.71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3.366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cffff"/>
      <style:paragraph-properties fo:text-align="center"/>
    </style:style>
    <style:style style:name="P15" style:family="paragraph">
      <style:paragraph-properties fo:text-align="start"/>
      <style:text-properties fo:font-size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fo:font-size="32pt"/>
    </style:style>
    <style:style style:name="P18" style:family="paragraph">
      <loext:graphic-properties draw:fill-color="#ffffff"/>
      <style:paragraph-properties fo:text-align="center"/>
      <style:text-properties style:font-name="Ubuntu" fo:font-size="32pt" style:text-underline-style="none"/>
    </style:style>
    <style:style style:name="P19" style:family="paragraph">
      <loext:graphic-properties draw:fill="none"/>
      <style:paragraph-properties fo:text-align="start"/>
      <style:text-properties fo:font-size="32pt"/>
    </style:style>
    <style:style style:name="P20" style:family="paragraph">
      <loext:graphic-properties draw:fill-color="#ccffcc"/>
      <style:paragraph-properties fo:text-align="center"/>
    </style:style>
    <style:style style:name="P21" style:family="paragraph">
      <style:paragraph-properties fo:text-align="center"/>
      <style:text-properties fo:color="#cc0000"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text-properties fo:color="#cc0000" fo:font-style="italic" fo:font-weight="bold" style:font-style-asian="italic" style:font-weight-asian="bold" style:font-style-complex="italic" style:font-weight-complex="bold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N</text:span><text:span text:style-name="T1">u</text:span><text:span text:style-name="T1">m</text:span><text:span text:style-name="T1">be</text:span><text:span text:style-name="T1">r </text:span><text:span text:style-name="T1">Pu</text:span><text:span text:style-name="T1">zzl</text:span><text:span text:style-name="T1">es</text:span><text:span text:style-name="T1"><text:line-break/></text:span><text:span text:style-name="T1">an</text:span><text:span text:style-name="T1">d</text:span><text:span text:style-name="T1"><text:line-break/></text:span><text:span text:style-name="T1">Se</text:span><text:span text:style-name="T1">qu</text:span><text:span text:style-name="T1">en</text:span><text:span text:style-name="T1">ce</text:span><text:span text:style-name="T1">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</text:span><text:span text:style-name="T2">Rachel J. </text:span><text:span text:style-name="T2">Morris, last </text:span><text:span text:style-name="T2">updated </text:span><text:span text:style-name="T2"><text:date style:data-style-name="D1" text:date-value="2017-01-06">1/6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1.</text:span><text:span text:style-name="T1">2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op</text:span><text:span text:style-name="T4">ics:</text:span></text:p>
          </draw:text-box>
        </draw:frame>
        <draw:frame presentation:style-name="pr5" draw:text-style-name="P9" draw:layer="layout" svg:width="19.558cm" svg:height="8.841cm" svg:x="4.318cm" svg:y="7.017cm">
          <draw:text-box>
            <text:list text:style-name="L2">
              <text:list-item>
                <text:p text:style-name="P4"><text:span text:style-name="T5"><text:s/></text:span><text:span text:style-name="T5">Fig</text:span><text:span text:style-name="T5">uri</text:span><text:span text:style-name="T5">ng </text:span><text:span text:style-name="T5">out </text:span><text:span text:style-name="T5">for</text:span><text:span text:style-name="T5">mu</text:span><text:span text:style-name="T5">las </text:span><text:span text:style-name="T5">fro</text:span><text:span text:style-name="T5">m </text:span><text:span text:style-name="T5">seq</text:span><text:span text:style-name="T5">ue</text:span><text:span text:style-name="T5">nce</text:span><text:span text:style-name="T5">s </text:span><text:span text:style-name="T5">of </text:span><text:span text:style-name="T5">nu</text:span><text:span text:style-name="T5">mb</text:span><text:span text:style-name="T5">er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Re</text:span><text:span text:style-name="T5">cur</text:span><text:span text:style-name="T5">siv</text:span><text:span text:style-name="T5">e </text:span><text:span text:style-name="T5">For</text:span><text:span text:style-name="T5">mu</text:span><text:span text:style-name="T5">la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Clo</text:span><text:span text:style-name="T5">sed </text:span><text:span text:style-name="T5">For</text:span><text:span text:style-name="T5">mu</text:span><text:span text:style-name="T5">la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Su</text:span><text:span text:style-name="T5">m</text:span><text:span text:style-name="T5">ma</text:span><text:span text:style-name="T5">tio</text:span><text:span text:style-name="T5">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6">Som</text:span><text:span text:style-name="T6">etim</text:span><text:span text:style-name="T6">es </text:span><text:span text:style-name="T6">whe</text:span><text:span text:style-name="T6">n we </text:span><text:span text:style-name="T6">look </text:span><text:span text:style-name="T6">at a </text:span><text:span text:style-name="T6">seq</text:span><text:span text:style-name="T6">uen</text:span><text:span text:style-name="T6">ce </text:span><text:span text:style-name="T6">of </text:span><text:span text:style-name="T6">num</text:span><text:span text:style-name="T6">bers</text:span><text:span text:style-name="T6">, we </text:span><text:span text:style-name="T6">can </text:span><text:span text:style-name="T6">easil</text:span><text:span text:style-name="T6">y </text:span><text:span text:style-name="T6">tell </text:span><text:span text:style-name="T6">wha</text:span><text:span text:style-name="T6">t </text:span><text:span text:style-name="T6">com</text:span><text:span text:style-name="T6">es </text:span><text:span text:style-name="T6">next</text:span><text:span text:style-name="T6">:</text:span></text:p>
            <text:p><text:span text:style-name="T6"/></text:p>
            <text:p><text:span text:style-name="T6">1, 3, </text:span><text:span text:style-name="T6">5, 7, </text:span><text:span text:style-name="T6">__</text:span></text:p>
            <text:p><text:span text:style-name="T6"/></text:p>
            <text:p><text:span text:style-name="T6">10, </text:span><text:span text:style-name="T6">20, </text:span><text:span text:style-name="T6">30, </text:span><text:span text:style-name="T6">40, </text:span><text:span text:style-name="T6">__</text:span></text:p>
            <text:p><text:span text:style-name="T6"/></text:p>
            <text:p><text:span text:style-name="T6">5, </text:span><text:span text:style-name="T6">10, </text:span><text:span text:style-name="T6">15, </text:span><text:span text:style-name="T6">20, </text:span><text:span text:style-name="T6">__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7" draw:text-style-name="P10" draw:layer="layout" svg:width="23.622cm" svg:height="11.395cm" svg:x="2.286cm" svg:y="4.572cm">
          <draw:text-box>
            <text:p><text:span text:style-name="T6">Som</text:span><text:span text:style-name="T6">etim</text:span><text:span text:style-name="T6">es </text:span><text:span text:style-name="T6">the </text:span><text:span text:style-name="T6">patt</text:span><text:span text:style-name="T6">ern </text:span><text:span text:style-name="T6">may </text:span><text:span text:style-name="T6">not </text:span><text:span text:style-name="T6">be </text:span><text:span text:style-name="T6">so </text:span><text:span text:style-name="T6">obvi</text:span><text:span text:style-name="T6">ous, </text:span><text:span text:style-name="T6">and </text:span><text:span text:style-name="T6">we </text:span><text:span text:style-name="T6">nee</text:span><text:span text:style-name="T6">d to </text:span><text:span text:style-name="T6">anal</text:span><text:span text:style-name="T6">yze </text:span><text:span text:style-name="T6">the </text:span><text:span text:style-name="T6">seq</text:span><text:span text:style-name="T6">uen</text:span><text:span text:style-name="T6">ce </text:span><text:span text:style-name="T6">furt</text:span><text:span text:style-name="T6">her </text:span><text:span text:style-name="T6">in </text:span><text:span text:style-name="T6">orde</text:span><text:span text:style-name="T6">r to </text:span><text:span text:style-name="T6">figu</text:span><text:span text:style-name="T6">re it </text:span><text:span text:style-name="T6">out.</text:span></text:p>
            <text:p><text:span text:style-name="T6"/></text:p>
            <text:p><text:span text:style-name="T6">1, 2, </text:span><text:span text:style-name="T6">6, </text:span><text:span text:style-name="T6">24, </text:span><text:span text:style-name="T6">120, </text:span><text:span text:style-name="T6">720, </text:span><text:span text:style-name="T6">___</text:span></text:p>
            <text:p><text:span text:style-name="T6"/></text:p>
            <text:p><text:span text:style-name="T6">1, 9, </text:span><text:span text:style-name="T6">17, </text:span><text:span text:style-name="T6">25, </text:span><text:span text:style-name="T6">33, </text:span><text:span text:style-name="T6">41, </text:span><text:span text:style-name="T6">___</text:span></text:p>
            <text:p><text:span text:style-name="T6"/></text:p>
            <text:p><text:span text:style-name="T6">1, 4, </text:span><text:span text:style-name="T6">9, </text:span><text:span text:style-name="T6">16, </text:span><text:span text:style-name="T6">25, </text:span><text:span text:style-name="T6">36, </text:span><text:span text:style-name="T6">___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8" draw:text-style-name="P10" draw:layer="layout" svg:width="23.622cm" svg:height="11.395cm" svg:x="2.286cm" svg:y="4.572cm">
          <draw:text-box>
            <text:p><text:span text:style-name="T7">Ther</text:span><text:span text:style-name="T7">e are </text:span><text:span text:style-name="T7">two </text:span><text:span text:style-name="T7">ways </text:span><text:span text:style-name="T7">we </text:span><text:span text:style-name="T7">can </text:span><text:span text:style-name="T7">writ</text:span><text:span text:style-name="T7">e </text:span><text:span text:style-name="T7">this </text:span><text:span text:style-name="T7">patt</text:span><text:span text:style-name="T7">ern </text:span><text:span text:style-name="T7">dow</text:span><text:span text:style-name="T7">n:</text:span></text:p>
            <text:p><text:span text:style-name="T6"/></text:p>
            <text:p><text:span text:style-name="T6">Wha</text:span><text:span text:style-name="T6">t </text:span><text:span text:style-name="T6">the </text:span><text:span text:style-name="T6">valu</text:span><text:span text:style-name="T6">e of </text:span><text:span text:style-name="T6">a </text:span><text:span text:style-name="T6">num</text:span><text:span text:style-name="T6">ber </text:span><text:span text:style-name="T6">is </text:span><text:span text:style-name="T6">base</text:span><text:span text:style-name="T6">d on </text:span><text:span text:style-name="T6">the </text:span><text:span text:style-name="T6">prev</text:span><text:span text:style-name="T6">ious </text:span><text:span text:style-name="T6">valu</text:span><text:span text:style-name="T6">e…</text:span></text:p>
            <text:p><text:span text:style-name="T6"/></text:p>
            <text:p><text:span text:style-name="T6"/></text:p>
            <text:p><text:span text:style-name="T6">Or </text:span><text:span text:style-name="T6">the </text:span><text:span text:style-name="T6">valu</text:span><text:span text:style-name="T6">e of </text:span><text:span text:style-name="T6">a </text:span><text:span text:style-name="T6">num</text:span><text:span text:style-name="T6">ber </text:span><text:span text:style-name="T6">base</text:span><text:span text:style-name="T6">d on </text:span><text:span text:style-name="T6">its </text:span><text:span text:style-name="T6">posi</text:span><text:span text:style-name="T6">tion </text:span><text:span text:style-name="T6">in </text:span><text:span text:style-name="T6">the </text:span><text:span text:style-name="T6">seq</text:span><text:span text:style-name="T6">uen</text:span><text:span text:style-name="T6">ce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9" draw:text-style-name="P10" draw:layer="layout" svg:width="23.622cm" svg:height="14.245cm" svg:x="2.286cm" svg:y="4.572cm">
          <draw:text-box>
            <text:p text:style-name="P4"><text:span text:style-name="T8">Defi</text:span><text:span text:style-name="T8">nitio</text:span><text:span text:style-name="T8">n: </text:span><text:span text:style-name="T8">Recu</text:span><text:span text:style-name="T8">rsive </text:span><text:span text:style-name="T8">Form</text:span><text:span text:style-name="T8">ula</text:span></text:p>
            <text:p text:style-name="P4"><text:span text:style-name="T7"/></text:p>
            <text:p text:style-name="P4"><text:span text:style-name="T7">A </text:span><text:span text:style-name="T7">recu</text:span><text:span text:style-name="T7">rsive </text:span><text:span text:style-name="T7">form</text:span><text:span text:style-name="T7">ula </text:span><text:span text:style-name="T7">for a </text:span><text:span text:style-name="T7">sequ</text:span><text:span text:style-name="T7">ence </text:span><text:span text:style-name="T7">is a </text:span><text:span text:style-name="T7">form</text:span><text:span text:style-name="T7">ula </text:span><text:span text:style-name="T7">wher</text:span><text:span text:style-name="T7">e </text:span><text:span text:style-name="T7">each </text:span><text:span text:style-name="T7">term </text:span><text:span text:style-name="T7">is </text:span><text:span text:style-name="T7">desc</text:span><text:span text:style-name="T7">ribe</text:span><text:span text:style-name="T7">d in </text:span><text:span text:style-name="T7">relat</text:span><text:span text:style-name="T7">ion </text:span><text:span text:style-name="T7">to a </text:span><text:span text:style-name="T7">prev</text:span><text:span text:style-name="T7">ious </text:span><text:span text:style-name="T7">term </text:span><text:span text:style-name="T7">(or </text:span><text:span text:style-name="T7">term</text:span><text:span text:style-name="T7">s) of </text:span><text:span text:style-name="T7">the </text:span><text:span text:style-name="T7">sequ</text:span><text:span text:style-name="T7">ence</text:span><text:span text:style-name="T7">.</text:span></text:p>
            <text:p text:style-name="P4"><text:span text:style-name="T7"/></text:p>
            <text:p text:style-name="P4"><text:span text:style-name="T7"/></text:p>
            <text:p text:style-name="P4"><text:span text:style-name="T8">Defi</text:span><text:span text:style-name="T8">nitio</text:span><text:span text:style-name="T8">n: </text:span><text:span text:style-name="T8">Clos</text:span><text:span text:style-name="T8">ed </text:span><text:span text:style-name="T8">Form</text:span><text:span text:style-name="T8">ula</text:span></text:p>
            <text:p text:style-name="P4"><text:span text:style-name="T7"/></text:p>
            <text:p text:style-name="P4"><text:span text:style-name="T7">A </text:span><text:span text:style-name="T7">clos</text:span><text:span text:style-name="T7">ed </text:span><text:span text:style-name="T7">form</text:span><text:span text:style-name="T7">ula </text:span><text:span text:style-name="T7">for a </text:span><text:span text:style-name="T7">sequ</text:span><text:span text:style-name="T7">ence </text:span><text:span text:style-name="T7">is a </text:span><text:span text:style-name="T7">form</text:span><text:span text:style-name="T7">ula </text:span><text:span text:style-name="T7">wher</text:span><text:span text:style-name="T7">e </text:span><text:span text:style-name="T7">each </text:span><text:span text:style-name="T7">term </text:span><text:span text:style-name="T7">is </text:span><text:span text:style-name="T7">desc</text:span><text:span text:style-name="T7">ribe</text:span><text:span text:style-name="T7">d </text:span><text:span text:style-name="T7">only </text:span><text:span text:style-name="T7">in </text:span><text:span text:style-name="T7">relat</text:span><text:span text:style-name="T7">ion </text:span><text:span text:style-name="T7">to </text:span><text:span text:style-name="T7">its </text:span><text:span text:style-name="T7">posi</text:span><text:span text:style-name="T7">tion </text:span><text:span text:style-name="T7">in </text:span><text:span text:style-name="T7">the </text:span><text:span text:style-name="T7">list.</text:span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0" draw:text-style-name="P10" draw:layer="layout" svg:width="23.622cm" svg:height="11.395cm" svg:x="2.286cm" svg:y="4.572cm">
          <draw:text-box>
            <text:p text:style-name="P4"><text:span text:style-name="T8">Defi</text:span><text:span text:style-name="T8">nitio</text:span><text:span text:style-name="T8">n: </text:span><text:span text:style-name="T8">Recu</text:span><text:span text:style-name="T8">rsive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8">Defi</text:span><text:span text:style-name="T8">nitio</text:span><text:span text:style-name="T8">n: </text:span><text:span text:style-name="T8">Clos</text:span><text:span text:style-name="T8">ed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2" draw:layer="layout" svg:width="15.8cm" svg:height="0.962cm" svg:x="9.086cm" svg:y="8.586cm">
          <draw:text-box>
            <text:p text:style-name="P2"><text:span text:style-name="T9">Result: </text:span>2, 4, 6, 8, 10, … </text:p>
          </draw:text-box>
        </draw:frame>
        <draw:frame draw:style-name="gr4" draw:text-style-name="P11" draw:layer="layout" svg:width="3.376cm" svg:height="1.254cm" svg:x="6.861cm" svg:y="12.57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2" draw:layer="layout" svg:width="15.8cm" svg:height="0.962cm" svg:x="9.086cm" svg:y="14.586cm">
          <draw:text-box>
            <text:p text:style-name="P2"><text:span text:style-name="T9">Result: </text:span>2, 4, 6, 8, 10, … 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1" draw:text-style-name="P10" draw:layer="layout" svg:width="23.622cm" svg:height="11.395cm" svg:x="2.286cm" svg:y="4.572cm">
          <draw:text-box>
            <text:p text:style-name="P4"><text:span text:style-name="T8">Defi</text:span><text:span text:style-name="T8">nitio</text:span><text:span text:style-name="T8">n: </text:span><text:span text:style-name="T8">Recu</text:span><text:span text:style-name="T8">rsive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8">Defi</text:span><text:span text:style-name="T8">nitio</text:span><text:span text:style-name="T8">n: </text:span><text:span text:style-name="T8">Clos</text:span><text:span text:style-name="T8">ed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2" draw:layer="layout" svg:width="15.8cm" svg:height="0.962cm" svg:x="9.086cm" svg:y="8.586cm">
          <draw:text-box>
            <text:p text:style-name="P2"><text:span text:style-name="T9">Result: </text:span>2, 4, 6, 8, 10, … </text:p>
          </draw:text-box>
        </draw:frame>
        <draw:frame draw:style-name="gr4" draw:text-style-name="P11" draw:layer="layout" svg:width="3.376cm" svg:height="1.254cm" svg:x="6.861cm" svg:y="12.57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2" draw:layer="layout" svg:width="15.8cm" svg:height="0.962cm" svg:x="9.086cm" svg:y="14.586cm">
          <draw:text-box>
            <text:p text:style-name="P2"><text:span text:style-name="T9">Result: </text:span>2, 4, 6, 8, 10, … </text:p>
          </draw:text-box>
        </draw:frame>
        <draw:line draw:style-name="gr6" draw:text-style-name="P13" draw:layer="layout" svg:x1="8.112cm" svg:y1="8.238cm" svg:x2="11.631cm" svg:y2="9.935cm">
          <text:p/>
        </draw:line>
        <draw:custom-shape draw:style-name="gr7" draw:text-style-name="P14" draw:layer="layout" svg:width="11.731cm" svg:height="4.593cm" svg:x="12.131cm" svg:y="9.585cm">
          <text:p text:style-name="P11">With a recursive sequence, because<text:line-break/>each term is written based on the <text:span text:style-name="T10">last</text:span><text:span text:style-name="T11"><text:line-break/></text:span><text:span text:style-name="T11">term, we </text:span><text:span text:style-name="T12">must</text:span><text:span text:style-name="T13"> specify the first</text:span><text:span text:style-name="T13"><text:line-break/></text:span><text:span text:style-name="T13">element of the sequence</text:span><text:span text:style-name="T13"><text:line-break/></text:span><text:span text:style-name="T13">(The item at position 1.)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15.226cm" svg:y1="7.888cm" svg:x2="15.075cm" svg:y2="9.286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2" draw:text-style-name="P10" draw:layer="layout" svg:width="23.622cm" svg:height="11.395cm" svg:x="2.286cm" svg:y="4.572cm">
          <draw:text-box>
            <text:p text:style-name="P4"><text:span text:style-name="T8">Defi</text:span><text:span text:style-name="T8">nitio</text:span><text:span text:style-name="T8">n: </text:span><text:span text:style-name="T8">Recu</text:span><text:span text:style-name="T8">rsive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8">Defi</text:span><text:span text:style-name="T8">nitio</text:span><text:span text:style-name="T8">n: </text:span><text:span text:style-name="T8">Clos</text:span><text:span text:style-name="T8">ed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2" draw:layer="layout" svg:width="15.8cm" svg:height="0.962cm" svg:x="9.086cm" svg:y="8.586cm">
          <draw:text-box>
            <text:p text:style-name="P2"><text:span text:style-name="T9">Result: </text:span>2, 4, 6, 8, 10, … </text:p>
          </draw:text-box>
        </draw:frame>
        <draw:frame draw:style-name="gr4" draw:text-style-name="P11" draw:layer="layout" svg:width="3.376cm" svg:height="1.254cm" svg:x="6.861cm" svg:y="12.57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12" draw:layer="layout" svg:width="15.8cm" svg:height="0.962cm" svg:x="9.086cm" svg:y="14.586cm">
          <draw:text-box>
            <text:p text:style-name="P2"><text:span text:style-name="T9">Result: </text:span>2, 4, 6, 8, 10, … </text:p>
          </draw:text-box>
        </draw:frame>
        <draw:line draw:style-name="gr6" draw:text-style-name="P13" draw:layer="layout" svg:x1="9.659cm" svg:y1="13.579cm" svg:x2="10.508cm" svg:y2="14.702cm">
          <text:p/>
        </draw:line>
        <draw:custom-shape draw:style-name="gr7" draw:text-style-name="P14" draw:layer="layout" svg:width="11.731cm" svg:height="4.593cm" svg:x="4.443cm" svg:y="14.851cm">
          <text:p text:style-name="P11">With a closed formula, the value is<text:line-break/>based on whatever the element’s<text:line-break/><text:span text:style-name="T10">position</text:span><text:span text:style-name="T11"> is in the list, such as</text:span><text:span text:style-name="T11"><text:line-break/></text:span><text:span text:style-name="T11">item #1, item #2, item #3,</text:span><text:span text:style-name="T11"><text:line-break/></text:span><text:span text:style-name="T11">and so on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3" draw:text-style-name="P10" draw:layer="layout" svg:width="23.622cm" svg:height="11.395cm" svg:x="2.286cm" svg:y="4.572cm">
          <draw:text-box>
            <text:p text:style-name="P4"><text:span text:style-name="T8">Defi</text:span><text:span text:style-name="T8">nitio</text:span><text:span text:style-name="T8">n: </text:span><text:span text:style-name="T8">Recu</text:span><text:span text:style-name="T8">rsive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>Step</text:span><text:span text:style-name="T7">ping </text:span><text:span text:style-name="T7">thro</text:span><text:span text:style-name="T7">ugh</text:span><text:span text:style-name="T7">… </text:span></text:p>
            <text:p text:style-name="P4"><text:span text:style-name="T14"/></text:p>
            <text:p text:style-name="P4"><text:span text:style-name="T7"><text:tab/></text:span><text:span text:style-name="T7"><text:tab/></text:span><text:span text:style-name="T7"><text:tab/></text:span><text:span text:style-name="T14">Is </text:span><text:span text:style-name="T14">alrea</text:span><text:span text:style-name="T14">dy </text:span><text:span text:style-name="T14">give</text:span><text:span text:style-name="T14">n as </text:span><text:span text:style-name="T14">part </text:span><text:span text:style-name="T14">of </text:span><text:span text:style-name="T14">the </text:span><text:span text:style-name="T14">form</text:span><text:span text:style-name="T14">ula.</text:span></text:p>
            <text:p text:style-name="P4"><text:span text:style-name="T7"/></text:p>
            <text:p text:style-name="P4"><text:span text:style-name="T14"><text:tab/></text:span><text:span text:style-name="T14"><text:tab/></text:span></text:p>
            <text:p text:style-name="P4"><text:span text:style-name="T14"/></text:p>
            <text:p text:style-name="P11"><text:span text:style-name="T14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11" draw:layer="layout" svg:width="1.34cm" svg:height="1.254cm" svg:x="4.14cm" svg:y="10.57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4" draw:text-style-name="P10" draw:layer="layout" svg:width="23.622cm" svg:height="13.297cm" svg:x="2.286cm" svg:y="4.572cm">
          <draw:text-box>
            <text:p text:style-name="P4"><text:span text:style-name="T8">Defi</text:span><text:span text:style-name="T8">nitio</text:span><text:span text:style-name="T8">n: </text:span><text:span text:style-name="T8">Recu</text:span><text:span text:style-name="T8">rsive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>Step</text:span><text:span text:style-name="T7">ping </text:span><text:span text:style-name="T7">thro</text:span><text:span text:style-name="T7">ugh</text:span><text:span text:style-name="T7">… </text:span></text:p>
            <text:p text:style-name="P4"><text:span text:style-name="T14"/></text:p>
            <text:p text:style-name="P4"><text:span text:style-name="T7"><text:tab/></text:span><text:span text:style-name="T7"><text:tab/></text:span><text:span text:style-name="T7"><text:tab/></text:span><text:span text:style-name="T14">Is </text:span><text:span text:style-name="T14">alrea</text:span><text:span text:style-name="T14">dy </text:span><text:span text:style-name="T14">give</text:span><text:span text:style-name="T14">n as </text:span><text:span text:style-name="T14">part </text:span><text:span text:style-name="T14">of </text:span><text:span text:style-name="T14">the </text:span><text:span text:style-name="T14">form</text:span><text:span text:style-name="T14">ula.</text:span></text:p>
            <text:p text:style-name="P4"><text:span text:style-name="T7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</text:span><text:span text:style-name="T14">2</text:span><text:span text:style-name="T14"><text:tab/></text:span><text:span text:style-name="T14"><text:tab/></text:span><text:span text:style-name="T14">= </text:span><text:span text:style-name="T14">2 + 2</text:span><text:span text:style-name="T14"><text:tab/></text:span><text:span text:style-name="T14">= </text:span><text:span text:style-name="T14">4</text:span></text:p>
            <text:p text:style-name="P4"><text:span text:style-name="T14"/></text:p>
            <text:p text:style-name="P4"><text:span text:style-name="T14"><text:tab/></text:span></text:p>
            <text:p text:style-name="P4"><text:span text:style-name="T14"/></text:p>
            <text:p text:style-name="P11"><text:span text:style-name="T14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1" draw:layer="layout" svg:width="1.34cm" svg:height="1.254cm" svg:x="4.14cm" svg:y="10.57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11" draw:layer="layout" svg:width="1.34cm" svg:height="1.254cm" svg:x="4.19cm" svg:y="12.5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1" draw:layer="layout" svg:width="1.34cm" svg:height="1.254cm" svg:x="6.91cm" svg:y="12.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5" draw:text-style-name="P10" draw:layer="layout" svg:width="23.622cm" svg:height="13.297cm" svg:x="2.286cm" svg:y="4.572cm">
          <draw:text-box>
            <text:p text:style-name="P4"><text:span text:style-name="T8">Defi</text:span><text:span text:style-name="T8">nitio</text:span><text:span text:style-name="T8">n: </text:span><text:span text:style-name="T8">Recu</text:span><text:span text:style-name="T8">rsive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>Step</text:span><text:span text:style-name="T7">ping </text:span><text:span text:style-name="T7">thro</text:span><text:span text:style-name="T7">ugh</text:span><text:span text:style-name="T7">… </text:span></text:p>
            <text:p text:style-name="P4"><text:span text:style-name="T14"/></text:p>
            <text:p text:style-name="P4"><text:span text:style-name="T7"><text:tab/></text:span><text:span text:style-name="T7"><text:tab/></text:span><text:span text:style-name="T7"><text:tab/></text:span><text:span text:style-name="T14">Is </text:span><text:span text:style-name="T14">alrea</text:span><text:span text:style-name="T14">dy </text:span><text:span text:style-name="T14">give</text:span><text:span text:style-name="T14">n as </text:span><text:span text:style-name="T14">part </text:span><text:span text:style-name="T14">of </text:span><text:span text:style-name="T14">the </text:span><text:span text:style-name="T14">form</text:span><text:span text:style-name="T14">ula.</text:span></text:p>
            <text:p text:style-name="P4"><text:span text:style-name="T7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</text:span><text:span text:style-name="T14">2</text:span><text:span text:style-name="T14"><text:tab/></text:span><text:span text:style-name="T14"><text:tab/></text:span><text:span text:style-name="T14">= </text:span><text:span text:style-name="T14">2 + 2</text:span><text:span text:style-name="T14"><text:tab/></text:span><text:span text:style-name="T14">= </text:span><text:span text:style-name="T14">4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</text:span><text:span text:style-name="T14">2</text:span><text:span text:style-name="T14"><text:tab/></text:span><text:span text:style-name="T14"><text:tab/></text:span><text:span text:style-name="T14">= </text:span><text:span text:style-name="T14">4 + 2</text:span><text:span text:style-name="T14"><text:tab/></text:span><text:span text:style-name="T14">= </text:span><text:span text:style-name="T14">6</text:span></text:p>
            <text:p text:style-name="P4"><text:span text:style-name="T14"/></text:p>
            <text:p text:style-name="P11"><text:span text:style-name="T14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text-style-name="P11" draw:layer="layout" svg:width="1.34cm" svg:height="1.254cm" svg:x="4.14cm" svg:y="10.57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11" draw:layer="layout" svg:width="1.34cm" svg:height="1.254cm" svg:x="4.19cm" svg:y="12.5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11" draw:layer="layout" svg:width="1.34cm" svg:height="1.254cm" svg:x="6.91cm" svg:y="12.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text-style-name="P11" draw:layer="layout" svg:width="1.34cm" svg:height="1.254cm" svg:x="4.29cm" svg:y="14.7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text-style-name="P11" draw:layer="layout" svg:width="1.34cm" svg:height="1.254cm" svg:x="6.836cm" svg:y="14.74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6" draw:text-style-name="P10" draw:layer="layout" svg:width="23.622cm" svg:height="13.297cm" svg:x="2.286cm" svg:y="4.572cm">
          <draw:text-box>
            <text:p text:style-name="P4"><text:span text:style-name="T8">Defi</text:span><text:span text:style-name="T8">nitio</text:span><text:span text:style-name="T8">n: </text:span><text:span text:style-name="T8">Recu</text:span><text:span text:style-name="T8">rsive </text:span><text:span text:style-name="T8">Form</text:span><text:span text:style-name="T8">ula</text:span></text:p>
            <text:p text:style-name="P4"><text:span text:style-name="T7"/></text:p>
            <text:p text:style-name="P4"><text:span text:style-name="T7">Exa</text:span><text:span text:style-name="T7">mple</text:span><text:span text:style-name="T7">:</text:span></text:p>
            <text:p text:style-name="P4"><text:span text:style-name="T7"/></text:p>
            <text:p text:style-name="P4"><text:span text:style-name="T7">Step</text:span><text:span text:style-name="T7">ping </text:span><text:span text:style-name="T7">thro</text:span><text:span text:style-name="T7">ugh</text:span><text:span text:style-name="T7">… </text:span></text:p>
            <text:p text:style-name="P4"><text:span text:style-name="T14"/></text:p>
            <text:p text:style-name="P4"><text:span text:style-name="T7"><text:tab/></text:span><text:span text:style-name="T7"><text:tab/></text:span><text:span text:style-name="T7"><text:tab/></text:span><text:span text:style-name="T14">Is </text:span><text:span text:style-name="T14">alrea</text:span><text:span text:style-name="T14">dy </text:span><text:span text:style-name="T14">give</text:span><text:span text:style-name="T14">n as </text:span><text:span text:style-name="T14">part </text:span><text:span text:style-name="T14">of </text:span><text:span text:style-name="T14">the </text:span><text:span text:style-name="T14">form</text:span><text:span text:style-name="T14">ula.</text:span></text:p>
            <text:p text:style-name="P4"><text:span text:style-name="T7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</text:span><text:span text:style-name="T14">2</text:span><text:span text:style-name="T14"><text:tab/></text:span><text:span text:style-name="T14"><text:tab/></text:span><text:span text:style-name="T14">= </text:span><text:span text:style-name="T14">2 + 2</text:span><text:span text:style-name="T14"><text:tab/></text:span><text:span text:style-name="T14">= </text:span><text:span text:style-name="T14">4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</text:span><text:span text:style-name="T14">2</text:span><text:span text:style-name="T14"><text:tab/></text:span><text:span text:style-name="T14"><text:tab/></text:span><text:span text:style-name="T14">= </text:span><text:span text:style-name="T14">4 + 2</text:span><text:span text:style-name="T14"><text:tab/></text:span><text:span text:style-name="T14">= </text:span><text:span text:style-name="T14">6</text:span></text:p>
            <text:p text:style-name="P4"><text:span text:style-name="T14"/></text:p>
            <text:p text:style-name="P11"><text:span text:style-name="T14">And </text:span><text:span text:style-name="T14">so </text:span><text:span text:style-name="T14">on… </text:span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1" draw:layer="layout" svg:width="1.34cm" svg:height="1.254cm" svg:x="4.14cm" svg:y="10.57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1" draw:layer="layout" svg:width="1.34cm" svg:height="1.254cm" svg:x="4.19cm" svg:y="12.5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1" draw:layer="layout" svg:width="1.34cm" svg:height="1.254cm" svg:x="6.91cm" svg:y="12.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text-style-name="P11" draw:layer="layout" svg:width="1.34cm" svg:height="1.254cm" svg:x="4.29cm" svg:y="14.7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11" draw:layer="layout" svg:width="1.34cm" svg:height="1.254cm" svg:x="6.836cm" svg:y="14.74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7" draw:text-style-name="P10" draw:layer="layout" svg:width="23.622cm" svg:height="11.395cm" svg:x="2.286cm" svg:y="4.572cm">
          <draw:text-box>
            <text:p text:style-name="P15"><text:span text:style-name="T8">Defi</text:span><text:span text:style-name="T8">nitio</text:span><text:span text:style-name="T8">n: </text:span><text:span text:style-name="T8">Clos</text:span><text:span text:style-name="T8">ed </text:span><text:span text:style-name="T8">Form</text:span><text:span text:style-name="T8">ula</text:span></text:p>
            <text:p text:style-name="P15"><text:span text:style-name="T7"/></text:p>
            <text:p text:style-name="P15"><text:span text:style-name="T7">Exa</text:span><text:span text:style-name="T7">mple</text:span><text:span text:style-name="T7">:</text:span></text:p>
            <text:p text:style-name="P15"><text:span text:style-name="T7"/></text:p>
            <text:p text:style-name="P4"><text:span text:style-name="T7">Step</text:span><text:span text:style-name="T7">ping </text:span><text:span text:style-name="T7">thro</text:span><text:span text:style-name="T7">ugh</text:span><text:span text:style-name="T7">…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14">= </text:span><text:span text:style-name="T14">2 x 1 </text:span><text:span text:style-name="T14">= 2</text:span></text:p>
            <text:p text:style-name="P4"><text:span text:style-name="T14"/></text:p>
            <text:p text:style-name="P4"><text:span text:style-name="T14"><text:tab/></text:span><text:span text:style-name="T14"><text:tab/></text:span></text:p>
          </draw:text-box>
        </draw:frame>
        <draw:frame draw:style-name="gr4" draw:text-style-name="P11" draw:layer="layout" svg:width="3.376cm" svg:height="1.254cm" svg:x="6.961cm" svg:y="6.56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11" draw:layer="layout" svg:width="1.34cm" svg:height="1.254cm" svg:x="4.541cm" svg:y="10.60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8" draw:text-style-name="P10" draw:layer="layout" svg:width="23.622cm" svg:height="11.395cm" svg:x="2.286cm" svg:y="4.572cm">
          <draw:text-box>
            <text:p text:style-name="P15"><text:span text:style-name="T8">Defi</text:span><text:span text:style-name="T8">nitio</text:span><text:span text:style-name="T8">n: </text:span><text:span text:style-name="T8">Clos</text:span><text:span text:style-name="T8">ed </text:span><text:span text:style-name="T8">Form</text:span><text:span text:style-name="T8">ula</text:span></text:p>
            <text:p text:style-name="P15"><text:span text:style-name="T7"/></text:p>
            <text:p text:style-name="P15"><text:span text:style-name="T7">Exa</text:span><text:span text:style-name="T7">mple</text:span><text:span text:style-name="T7">:</text:span></text:p>
            <text:p text:style-name="P15"><text:span text:style-name="T7"/></text:p>
            <text:p text:style-name="P4"><text:span text:style-name="T7">Step</text:span><text:span text:style-name="T7">ping </text:span><text:span text:style-name="T7">thro</text:span><text:span text:style-name="T7">ugh</text:span><text:span text:style-name="T7">…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14">= </text:span><text:span text:style-name="T14">2 x 1 </text:span><text:span text:style-name="T14">= 2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2 x 2 </text:span><text:span text:style-name="T14">= 4</text:span></text:p>
            <text:p text:style-name="P4"><text:span text:style-name="T14"/></text:p>
            <text:p text:style-name="P4"><text:span text:style-name="T14"><text:tab/></text:span></text:p>
          </draw:text-box>
        </draw:frame>
        <draw:frame draw:style-name="gr4" draw:text-style-name="P11" draw:layer="layout" svg:width="3.376cm" svg:height="1.254cm" svg:x="6.961cm" svg:y="6.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1" draw:layer="layout" svg:width="1.34cm" svg:height="1.254cm" svg:x="4.541cm" svg:y="10.60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11" draw:layer="layout" svg:width="1.34cm" svg:height="1.254cm" svg:x="4.541cm" svg:y="12.604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19" draw:text-style-name="P10" draw:layer="layout" svg:width="23.622cm" svg:height="13.297cm" svg:x="2.286cm" svg:y="4.572cm">
          <draw:text-box>
            <text:p text:style-name="P15"><text:span text:style-name="T8">Defi</text:span><text:span text:style-name="T8">nitio</text:span><text:span text:style-name="T8">n: </text:span><text:span text:style-name="T8">Clos</text:span><text:span text:style-name="T8">ed </text:span><text:span text:style-name="T8">Form</text:span><text:span text:style-name="T8">ula</text:span></text:p>
            <text:p text:style-name="P15"><text:span text:style-name="T7"/></text:p>
            <text:p text:style-name="P15"><text:span text:style-name="T7">Exa</text:span><text:span text:style-name="T7">mple</text:span><text:span text:style-name="T7">:</text:span></text:p>
            <text:p text:style-name="P15"><text:span text:style-name="T7"/></text:p>
            <text:p text:style-name="P4"><text:span text:style-name="T7">Step</text:span><text:span text:style-name="T7">ping </text:span><text:span text:style-name="T7">thro</text:span><text:span text:style-name="T7">ugh</text:span><text:span text:style-name="T7">…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14">= </text:span><text:span text:style-name="T14">2 x 1 </text:span><text:span text:style-name="T14">= 2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2 x 2 </text:span><text:span text:style-name="T14">= 4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2 x 3 </text:span><text:span text:style-name="T14">= 6</text:span></text:p>
            <text:p text:style-name="P4"><text:span text:style-name="T14"/></text:p>
            <text:p text:style-name="P11"><text:span text:style-name="T14"/></text:p>
          </draw:text-box>
        </draw:frame>
        <draw:frame draw:style-name="gr4" draw:text-style-name="P11" draw:layer="layout" svg:width="3.376cm" svg:height="1.254cm" svg:x="6.961cm" svg:y="6.5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1" draw:layer="layout" svg:width="1.34cm" svg:height="1.254cm" svg:x="4.541cm" svg:y="10.60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1" draw:layer="layout" svg:width="1.34cm" svg:height="1.254cm" svg:x="4.541cm" svg:y="12.6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1" draw:layer="layout" svg:width="1.361cm" svg:height="1.254cm" svg:x="4.541cm" svg:y="14.60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</text:span><text:span text:style-name="T1">qu</text:span><text:span text:style-name="T1">en</text:span><text:span text:style-name="T1">ce</text:span><text:span text:style-name="T1">s </text:span><text:span text:style-name="T1">of </text:span><text:span text:style-name="T1">N</text:span><text:span text:style-name="T1">u</text:span><text:span text:style-name="T1">m</text:span><text:span text:style-name="T1">be</text:span><text:span text:style-name="T1">rs</text:span></text:p>
          </draw:text-box>
        </draw:frame>
        <draw:frame presentation:style-name="pr20" draw:text-style-name="P10" draw:layer="layout" svg:width="23.622cm" svg:height="13.297cm" svg:x="2.286cm" svg:y="4.572cm">
          <draw:text-box>
            <text:p text:style-name="P15"><text:span text:style-name="T8">Defi</text:span><text:span text:style-name="T8">nitio</text:span><text:span text:style-name="T8">n: </text:span><text:span text:style-name="T8">Clos</text:span><text:span text:style-name="T8">ed </text:span><text:span text:style-name="T8">Form</text:span><text:span text:style-name="T8">ula</text:span></text:p>
            <text:p text:style-name="P15"><text:span text:style-name="T7"/></text:p>
            <text:p text:style-name="P15"><text:span text:style-name="T7">Exa</text:span><text:span text:style-name="T7">mple</text:span><text:span text:style-name="T7">:</text:span></text:p>
            <text:p text:style-name="P15"><text:span text:style-name="T7"/></text:p>
            <text:p text:style-name="P4"><text:span text:style-name="T7">Step</text:span><text:span text:style-name="T7">ping </text:span><text:span text:style-name="T7">thro</text:span><text:span text:style-name="T7">ugh</text:span><text:span text:style-name="T7">…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14">= </text:span><text:span text:style-name="T14">2 x 1 </text:span><text:span text:style-name="T14">= 2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2 x 2 </text:span><text:span text:style-name="T14">= 4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2 x 3 </text:span><text:span text:style-name="T14">= 6</text:span></text:p>
            <text:p text:style-name="P4"><text:span text:style-name="T14"/></text:p>
            <text:p text:style-name="P11"><text:span text:style-name="T14">And </text:span><text:span text:style-name="T14">so </text:span><text:span text:style-name="T14">on…</text:span></text:p>
          </draw:text-box>
        </draw:frame>
        <draw:frame draw:style-name="gr4" draw:text-style-name="P11" draw:layer="layout" svg:width="3.376cm" svg:height="1.254cm" svg:x="6.961cm" svg:y="6.5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1.34cm" svg:height="1.254cm" svg:x="4.541cm" svg:y="10.60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1" draw:layer="layout" svg:width="1.34cm" svg:height="1.254cm" svg:x="4.541cm" svg:y="12.6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1.361cm" svg:height="1.254cm" svg:x="4.541cm" svg:y="14.60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1" draw:text-style-name="P18" draw:layer="layout" svg:width="23.622cm" svg:height="13.261cm" svg:x="2.286cm" svg:y="4.572cm">
          <draw:text-box>
            <text:p text:style-name="P17"><text:span text:style-name="T6">It </text:span><text:span text:style-name="T6">can </text:span><text:span text:style-name="T6">be a </text:span><text:span text:style-name="T6">littl</text:span><text:span text:style-name="T6">e </text:span><text:span text:style-name="T6">trick</text:span><text:span text:style-name="T6">y to </text:span><text:span text:style-name="T6">figu</text:span><text:span text:style-name="T6">re </text:span><text:span text:style-name="T6">out</text:span><text:span text:style-name="T6"><text:line-break/></text:span><text:span text:style-name="T6">the </text:span><text:span text:style-name="T6">for</text:span><text:span text:style-name="T6">mul</text:span><text:span text:style-name="T6">a </text:span><text:span text:style-name="T6">base</text:span><text:span text:style-name="T6">d on </text:span><text:span text:style-name="T6">a </text:span><text:span text:style-name="T6">seq</text:span><text:span text:style-name="T6">uen</text:span><text:span text:style-name="T6">ce </text:span><text:span text:style-name="T6">of </text:span><text:span text:style-name="T6">num</text:span><text:span text:style-name="T6">bers</text:span><text:span text:style-name="T6">.</text:span></text:p>
            <text:p text:style-name="P17"><text:span text:style-name="T6">The </text:span><text:span text:style-name="T6">mai</text:span><text:span text:style-name="T6">n </text:span><text:span text:style-name="T6">thin</text:span><text:span text:style-name="T6">gs </text:span><text:span text:style-name="T6">to </text:span><text:span text:style-name="T6">kee</text:span><text:span text:style-name="T6">p in </text:span><text:span text:style-name="T6">min</text:span><text:span text:style-name="T6">d </text:span><text:span text:style-name="T6">are</text:span><text:span text:style-name="T6">…</text:span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>The </text:span><text:span text:style-name="T6">mor</text:span><text:span text:style-name="T6">e </text:span><text:span text:style-name="T6">prac</text:span><text:span text:style-name="T6">tice </text:span><text:span text:style-name="T6">you </text:span><text:span text:style-name="T6">get </text:span><text:span text:style-name="T6">with </text:span><text:span text:style-name="T6">this,</text:span><text:span text:style-name="T6"><text:line-break/></text:span><text:span text:style-name="T6">the </text:span><text:span text:style-name="T6">easi</text:span><text:span text:style-name="T6">er it </text:span><text:span text:style-name="T6">will </text:span><text:span text:style-name="T6">be.</text:span></text:p>
          </draw:text-box>
        </draw:frame>
        <draw:frame draw:style-name="gr8" draw:text-style-name="P19" draw:layer="layout" svg:width="13.315cm" svg:height="9.092cm" svg:x="7.395cm" svg:y="8.035cm">
          <draw:text-box>
            <text:list text:style-name="L1">
              <text:list-item>
                <text:p text:style-name="P15"><text:span text:style-name="T8">Is </text:span><text:span text:style-name="T8">add</text:span><text:span text:style-name="T8">itio</text:span><text:span text:style-name="T8">n </text:span><text:span text:style-name="T8">inv</text:span><text:span text:style-name="T8">olv</text:span><text:span text:style-name="T8">ed?</text:span><text:span text:style-name="T8"><text:line-break/></text:span><text:span text:style-name="T8"/></text:p>
              </text:list-item>
              <text:list-item>
                <text:p text:style-name="P15"><text:span text:style-name="T8">Is </text:span><text:span text:style-name="T8">sub</text:span><text:span text:style-name="T8">tra</text:span><text:span text:style-name="T8">ctio</text:span><text:span text:style-name="T8">n </text:span><text:span text:style-name="T8">inv</text:span><text:span text:style-name="T8">olv</text:span><text:span text:style-name="T8">ed?</text:span><text:span text:style-name="T8"><text:line-break/></text:span><text:span text:style-name="T8"/></text:p>
              </text:list-item>
              <text:list-item>
                <text:p text:style-name="P15"><text:span text:style-name="T8">Is </text:span><text:span text:style-name="T8">mul</text:span><text:span text:style-name="T8">tipl</text:span><text:span text:style-name="T8">icat</text:span><text:span text:style-name="T8">ion </text:span><text:span text:style-name="T8">inv</text:span><text:span text:style-name="T8">olv</text:span><text:span text:style-name="T8">ed?</text:span><text:span text:style-name="T8"><text:line-break/></text:span><text:span text:style-name="T8"/></text:p>
              </text:list-item>
              <text:list-item>
                <text:p text:style-name="P15"><text:span text:style-name="T8">Are </text:span><text:span text:style-name="T8">exp</text:span><text:span text:style-name="T8">one</text:span><text:span text:style-name="T8">nts </text:span><text:span text:style-name="T8">inv</text:span><text:span text:style-name="T8">olv</text:span><text:span text:style-name="T8">ed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2" draw:text-style-name="P18" draw:layer="layout" svg:width="23.622cm" svg:height="6.631cm" svg:x="2.286cm" svg:y="4.572cm">
          <draw:text-box>
            <text:p text:style-name="P17"><text:span text:style-name="T6">Exa</text:span><text:span text:style-name="T6">mpl</text:span><text:span text:style-name="T6">e 1</text:span></text:p>
            <text:p text:style-name="P17"><text:span text:style-name="T6"/></text:p>
            <text:p text:style-name="P15"><text:span text:style-name="T6">Find </text:span><text:span text:style-name="T6">the </text:span><text:span text:style-name="T6">clos</text:span><text:span text:style-name="T6">ed </text:span><text:span text:style-name="T6">for</text:span><text:span text:style-name="T6">mul</text:span><text:span text:style-name="T6">a </text:span><text:span text:style-name="T6">and </text:span><text:span text:style-name="T6">recu</text:span><text:span text:style-name="T6">rsiv</text:span><text:span text:style-name="T6">e </text:span><text:span text:style-name="T6">for</text:span><text:span text:style-name="T6">mul</text:span><text:span text:style-name="T6">a</text:span><text:span text:style-name="T6"><text:line-break/></text:span><text:span text:style-name="T6">for </text:span><text:span text:style-name="T6">the </text:span><text:span text:style-name="T6">seq</text:span><text:span text:style-name="T6">uen</text:span><text:span text:style-name="T6">ce</text:span></text:p>
            <text:p text:style-name="P15"><text:span text:style-name="T6"/></text:p>
            <text:p text:style-name="P15"><text:span text:style-name="T6">1, 3, </text:span><text:span text:style-name="T6">5, 7, </text:span><text:span text:style-name="T6">9, 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custom-shape draw:style-name="gr9" draw:text-style-name="P20" draw:layer="layout" svg:width="25.21cm" svg:height="6.939cm" svg:x="1.398cm" svg:y="11.8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3" draw:text-style-name="P18" draw:layer="layout" svg:width="23.622cm" svg:height="11.051cm" svg:x="2.286cm" svg:y="4.572cm">
          <draw:text-box>
            <text:p text:style-name="P17"><text:span text:style-name="T6">Exa</text:span><text:span text:style-name="T6">mpl</text:span><text:span text:style-name="T6">e 1</text:span></text:p>
            <text:p text:style-name="P17"><text:span text:style-name="T6"/></text:p>
            <text:p text:style-name="P15"><text:span text:style-name="T6">Find </text:span><text:span text:style-name="T6">the </text:span><text:span text:style-name="T6">clos</text:span><text:span text:style-name="T6">ed </text:span><text:span text:style-name="T6">for</text:span><text:span text:style-name="T6">mul</text:span><text:span text:style-name="T6">a </text:span><text:span text:style-name="T6">and </text:span><text:span text:style-name="T6">recu</text:span><text:span text:style-name="T6">rsiv</text:span><text:span text:style-name="T6">e </text:span><text:span text:style-name="T6">for</text:span><text:span text:style-name="T6">mul</text:span><text:span text:style-name="T6">a</text:span><text:span text:style-name="T6"><text:line-break/></text:span><text:span text:style-name="T6">for </text:span><text:span text:style-name="T6">the </text:span><text:span text:style-name="T6">seq</text:span><text:span text:style-name="T6">uen</text:span><text:span text:style-name="T6">ce</text:span></text:p>
            <text:p text:style-name="P15"><text:span text:style-name="T6"/></text:p>
            <text:p text:style-name="P15"><text:span text:style-name="T6">1, 3, </text:span><text:span text:style-name="T6">5, 7, </text:span><text:span text:style-name="T6">9, …</text:span></text:p>
            <text:p text:style-name="P15"><text:span text:style-name="T6"/></text:p>
            <text:p text:style-name="P15"><text:span text:style-name="T6">For </text:span><text:span text:style-name="T6">the </text:span><text:span text:style-name="T6">clos</text:span><text:span text:style-name="T6">ed </text:span><text:span text:style-name="T6">for</text:span><text:span text:style-name="T6">mul</text:span><text:span text:style-name="T6">a, it </text:span><text:span text:style-name="T6">mig</text:span><text:span text:style-name="T6">ht </text:span><text:span text:style-name="T6">help </text:span><text:span text:style-name="T6">to </text:span><text:span text:style-name="T6">asso</text:span><text:span text:style-name="T6">ciat</text:span><text:span text:style-name="T6">e </text:span><text:span text:style-name="T6">each </text:span><text:span text:style-name="T6">num</text:span><text:span text:style-name="T6">ber </text:span><text:span text:style-name="T6">with </text:span><text:span text:style-name="T6">its </text:span><text:span text:style-name="T6">inde</text:span><text:span text:style-name="T6">x to </text:span><text:span text:style-name="T6">try </text:span><text:span text:style-name="T6">to </text:span><text:span text:style-name="T6">unco</text:span><text:span text:style-name="T6">ver </text:span><text:span text:style-name="T6">a </text:span><text:span text:style-name="T6">patt</text:span><text:span text:style-name="T6">ern </text:span><text:span text:style-name="T6">that </text:span><text:span text:style-name="T6">way</text:span><text:span text:style-name="T6">… </text:span></text:p>
          </draw:text-box>
        </draw:frame>
        <draw:frame draw:style-name="gr4" draw:text-style-name="P11" draw:layer="layout" svg:width="2.705cm" svg:height="1.254cm" svg:x="4.29cm" svg:y="15.89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1" draw:layer="layout" svg:width="2.745cm" svg:height="1.254cm" svg:x="8.291cm" svg:y="15.89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1" draw:layer="layout" svg:width="2.759cm" svg:height="1.254cm" svg:x="12.292cm" svg:y="15.895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11" draw:layer="layout" svg:width="2.788cm" svg:height="1.254cm" svg:x="16.292cm" svg:y="15.89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11" draw:layer="layout" svg:width="2.745cm" svg:height="1.254cm" svg:x="20.292cm" svg:y="15.89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custom-shape draw:style-name="gr9" draw:text-style-name="P20" draw:layer="layout" svg:width="25.21cm" svg:height="6.939cm" svg:x="1.398cm" svg:y="11.8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4" draw:text-style-name="P18" draw:layer="layout" svg:width="23.622cm" svg:height="9.946cm" svg:x="2.286cm" svg:y="4.572cm">
          <draw:text-box>
            <text:p text:style-name="P17"><text:span text:style-name="T6">Exa</text:span><text:span text:style-name="T6">mpl</text:span><text:span text:style-name="T6">e 1</text:span></text:p>
            <text:p text:style-name="P17"><text:span text:style-name="T6"/></text:p>
            <text:p text:style-name="P15"><text:span text:style-name="T6">Find </text:span><text:span text:style-name="T6">the </text:span><text:span text:style-name="T6">clos</text:span><text:span text:style-name="T6">ed </text:span><text:span text:style-name="T6">for</text:span><text:span text:style-name="T6">mul</text:span><text:span text:style-name="T6">a </text:span><text:span text:style-name="T6">and </text:span><text:span text:style-name="T6">recu</text:span><text:span text:style-name="T6">rsiv</text:span><text:span text:style-name="T6">e </text:span><text:span text:style-name="T6">for</text:span><text:span text:style-name="T6">mul</text:span><text:span text:style-name="T6">a</text:span><text:span text:style-name="T6"><text:line-break/></text:span><text:span text:style-name="T6">for </text:span><text:span text:style-name="T6">the </text:span><text:span text:style-name="T6">seq</text:span><text:span text:style-name="T6">uen</text:span><text:span text:style-name="T6">ce</text:span></text:p>
            <text:p text:style-name="P15"><text:span text:style-name="T6"/></text:p>
            <text:p text:style-name="P15"><text:span text:style-name="T6">1, 3, </text:span><text:span text:style-name="T6">5, 7, </text:span><text:span text:style-name="T6">9, …</text:span></text:p>
            <text:p text:style-name="P15"><text:span text:style-name="T6"/></text:p>
            <text:p text:style-name="P15"><text:span text:style-name="T6">It </text:span><text:span text:style-name="T6">mig</text:span><text:span text:style-name="T6">ht </text:span><text:span text:style-name="T6">also </text:span><text:span text:style-name="T6">be </text:span><text:span text:style-name="T6">usef</text:span><text:span text:style-name="T6">ul to </text:span><text:span text:style-name="T6">look </text:span><text:span text:style-name="T6">at </text:span><text:span text:style-name="T6">the </text:span><text:span text:style-name="T6">diff</text:span><text:span text:style-name="T6">eren</text:span><text:span text:style-name="T6">ces </text:span><text:span text:style-name="T6">bet</text:span><text:span text:style-name="T6">wee</text:span><text:span text:style-name="T6">n </text:span><text:span text:style-name="T6">each </text:span><text:span text:style-name="T6">ele</text:span><text:span text:style-name="T6">men</text:span><text:span text:style-name="T6">t… </text:span></text:p>
          </draw:text-box>
        </draw:frame>
        <draw:frame draw:style-name="gr4" draw:text-style-name="P11" draw:layer="layout" svg:width="2.705cm" svg:height="1.254cm" svg:x="4.29cm" svg:y="15.89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text-style-name="P11" draw:layer="layout" svg:width="2.745cm" svg:height="1.254cm" svg:x="8.291cm" svg:y="15.89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text-style-name="P11" draw:layer="layout" svg:width="2.759cm" svg:height="1.254cm" svg:x="12.292cm" svg:y="15.89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text-style-name="P11" draw:layer="layout" svg:width="2.788cm" svg:height="1.254cm" svg:x="16.292cm" svg:y="15.895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text-style-name="P11" draw:layer="layout" svg:width="2.745cm" svg:height="1.254cm" svg:x="20.292cm" svg:y="15.89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" draw:text-style-name="P22" draw:layer="layout" svg:width="2.821cm" svg:height="0.962cm" svg:x="6.215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0.216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4.216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8.217cm" svg:y="17.448cm">
          <draw:text-box>
            <text:p text:style-name="P21"><text:span text:style-name="T15">+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custom-shape draw:style-name="gr9" draw:text-style-name="P20" draw:layer="layout" svg:width="25.21cm" svg:height="6.939cm" svg:x="1.398cm" svg:y="11.8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5" draw:text-style-name="P18" draw:layer="layout" svg:width="23.622cm" svg:height="9.946cm" svg:x="2.286cm" svg:y="4.572cm">
          <draw:text-box>
            <text:p text:style-name="P17"><text:span text:style-name="T6">Exa</text:span><text:span text:style-name="T6">mpl</text:span><text:span text:style-name="T6">e 1</text:span></text:p>
            <text:p text:style-name="P17"><text:span text:style-name="T6"/></text:p>
            <text:p text:style-name="P15"><text:span text:style-name="T6">Find </text:span><text:span text:style-name="T6">the </text:span><text:span text:style-name="T6">clos</text:span><text:span text:style-name="T6">ed </text:span><text:span text:style-name="T6">for</text:span><text:span text:style-name="T6">mul</text:span><text:span text:style-name="T6">a </text:span><text:span text:style-name="T6">and </text:span><text:span text:style-name="T6">recu</text:span><text:span text:style-name="T6">rsiv</text:span><text:span text:style-name="T6">e </text:span><text:span text:style-name="T6">for</text:span><text:span text:style-name="T6">mul</text:span><text:span text:style-name="T6">a</text:span><text:span text:style-name="T6"><text:line-break/></text:span><text:span text:style-name="T6">for </text:span><text:span text:style-name="T6">the </text:span><text:span text:style-name="T6">seq</text:span><text:span text:style-name="T6">uen</text:span><text:span text:style-name="T6">ce</text:span></text:p>
            <text:p text:style-name="P15"><text:span text:style-name="T6"/></text:p>
            <text:p text:style-name="P15"><text:span text:style-name="T6">1, 3, </text:span><text:span text:style-name="T6">5, 7, </text:span><text:span text:style-name="T6">9, …</text:span></text:p>
            <text:p text:style-name="P15"><text:span text:style-name="T6"/></text:p>
            <text:p text:style-name="P15"><text:span text:style-name="T6">And </text:span><text:span text:style-name="T6">to </text:span><text:span text:style-name="T6">thin</text:span><text:span text:style-name="T6">k of </text:span><text:span text:style-name="T6">any </text:span><text:span text:style-name="T6">patt</text:span><text:span text:style-name="T6">erns </text:span><text:span text:style-name="T6">that </text:span><text:span text:style-name="T6">mig</text:span><text:span text:style-name="T6">ht </text:span><text:span text:style-name="T6">look </text:span><text:span text:style-name="T6">simi</text:span><text:span text:style-name="T6">lar, </text:span><text:span text:style-name="T6">such </text:span><text:span text:style-name="T6">as </text:span><text:span text:style-name="T6">“2, </text:span><text:span text:style-name="T6">4, 6, </text:span><text:span text:style-name="T6">8, </text:span><text:span text:style-name="T6">10”</text:span><text:span text:style-name="T6">… </text:span><text:span text:style-name="T6">Wha</text:span><text:span text:style-name="T6">t is </text:span><text:span text:style-name="T6">the </text:span><text:span text:style-name="T6">offs</text:span><text:span text:style-name="T6">et?</text:span></text:p>
          </draw:text-box>
        </draw:frame>
        <draw:frame draw:style-name="gr4" draw:text-style-name="P11" draw:layer="layout" svg:width="2.705cm" svg:height="1.254cm" svg:x="4.29cm" svg:y="15.895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text-style-name="P11" draw:layer="layout" svg:width="2.745cm" svg:height="1.254cm" svg:x="8.291cm" svg:y="15.89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text-style-name="P11" draw:layer="layout" svg:width="2.759cm" svg:height="1.254cm" svg:x="12.292cm" svg:y="15.895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" draw:text-style-name="P11" draw:layer="layout" svg:width="2.788cm" svg:height="1.254cm" svg:x="16.292cm" svg:y="15.89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11" draw:layer="layout" svg:width="2.745cm" svg:height="1.254cm" svg:x="20.292cm" svg:y="15.89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" draw:text-style-name="P22" draw:layer="layout" svg:width="2.821cm" svg:height="0.962cm" svg:x="6.215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0.216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4.216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8.217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4.22cm" svg:y="15.126cm">
          <draw:text-box>
            <text:p text:style-name="P21"><text:span text:style-name="T15">2(1) – 1</text:span></text:p>
          </draw:text-box>
        </draw:frame>
        <draw:frame draw:style-name="gr5" draw:text-style-name="P22" draw:layer="layout" svg:width="2.821cm" svg:height="0.962cm" svg:x="8.221cm" svg:y="15.126cm">
          <draw:text-box>
            <text:p text:style-name="P21"><text:span text:style-name="T15">2(2) – 1</text:span></text:p>
          </draw:text-box>
        </draw:frame>
        <draw:frame draw:style-name="gr5" draw:text-style-name="P22" draw:layer="layout" svg:width="2.821cm" svg:height="0.962cm" svg:x="12.221cm" svg:y="15.126cm">
          <draw:text-box>
            <text:p text:style-name="P21"><text:span text:style-name="T15">2(3) – 1</text:span></text:p>
          </draw:text-box>
        </draw:frame>
        <draw:frame draw:style-name="gr5" draw:text-style-name="P22" draw:layer="layout" svg:width="2.821cm" svg:height="0.962cm" svg:x="16.222cm" svg:y="15.126cm">
          <draw:text-box>
            <text:p text:style-name="P21"><text:span text:style-name="T15">2(4) – 1</text:span></text:p>
          </draw:text-box>
        </draw:frame>
        <draw:frame draw:style-name="gr5" draw:text-style-name="P22" draw:layer="layout" svg:width="2.821cm" svg:height="0.962cm" svg:x="20.222cm" svg:y="15.126cm">
          <draw:text-box>
            <text:p text:style-name="P21"><text:span text:style-name="T15">2(5) –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custom-shape draw:style-name="gr9" draw:text-style-name="P20" draw:layer="layout" svg:width="25.21cm" svg:height="6.939cm" svg:x="1.398cm" svg:y="11.8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6" draw:text-style-name="P18" draw:layer="layout" svg:width="23.622cm" svg:height="6.631cm" svg:x="2.286cm" svg:y="4.572cm">
          <draw:text-box>
            <text:p text:style-name="P17"><text:span text:style-name="T6">Exa</text:span><text:span text:style-name="T6">mpl</text:span><text:span text:style-name="T6">e 1</text:span></text:p>
            <text:p text:style-name="P17"><text:span text:style-name="T6"/></text:p>
            <text:p text:style-name="P15"><text:span text:style-name="T6">Find </text:span><text:span text:style-name="T6">the </text:span><text:span text:style-name="T6">clos</text:span><text:span text:style-name="T6">ed </text:span><text:span text:style-name="T6">for</text:span><text:span text:style-name="T6">mul</text:span><text:span text:style-name="T6">a </text:span><text:span text:style-name="T6">and </text:span><text:span text:style-name="T6">recu</text:span><text:span text:style-name="T6">rsiv</text:span><text:span text:style-name="T6">e </text:span><text:span text:style-name="T6">for</text:span><text:span text:style-name="T6">mul</text:span><text:span text:style-name="T6">a</text:span><text:span text:style-name="T6"><text:line-break/></text:span><text:span text:style-name="T6">for </text:span><text:span text:style-name="T6">the </text:span><text:span text:style-name="T6">seq</text:span><text:span text:style-name="T6">uen</text:span><text:span text:style-name="T6">ce</text:span></text:p>
            <text:p text:style-name="P15"><text:span text:style-name="T6"/></text:p>
            <text:p text:style-name="P15"><text:span text:style-name="T6">1, 3, </text:span><text:span text:style-name="T6">5, 7, </text:span><text:span text:style-name="T6">9, …</text:span></text:p>
          </draw:text-box>
        </draw:frame>
        <draw:frame draw:style-name="gr4" draw:text-style-name="P11" draw:layer="layout" svg:width="2.705cm" svg:height="1.254cm" svg:x="4.29cm" svg:y="15.8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text-style-name="P11" draw:layer="layout" svg:width="2.745cm" svg:height="1.254cm" svg:x="8.291cm" svg:y="15.8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text-style-name="P11" draw:layer="layout" svg:width="2.759cm" svg:height="1.254cm" svg:x="12.292cm" svg:y="15.895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" draw:text-style-name="P11" draw:layer="layout" svg:width="2.788cm" svg:height="1.254cm" svg:x="16.292cm" svg:y="15.895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4" draw:text-style-name="P11" draw:layer="layout" svg:width="2.745cm" svg:height="1.254cm" svg:x="20.292cm" svg:y="15.89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text-style-name="P22" draw:layer="layout" svg:width="2.821cm" svg:height="0.962cm" svg:x="6.215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0.216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4.216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18.217cm" svg:y="17.448cm">
          <draw:text-box>
            <text:p text:style-name="P21"><text:span text:style-name="T15">+2</text:span></text:p>
          </draw:text-box>
        </draw:frame>
        <draw:frame draw:style-name="gr5" draw:text-style-name="P22" draw:layer="layout" svg:width="2.821cm" svg:height="0.962cm" svg:x="4.22cm" svg:y="15.126cm">
          <draw:text-box>
            <text:p text:style-name="P21"><text:span text:style-name="T15">2(1) – 1</text:span></text:p>
          </draw:text-box>
        </draw:frame>
        <draw:frame draw:style-name="gr5" draw:text-style-name="P22" draw:layer="layout" svg:width="2.821cm" svg:height="0.962cm" svg:x="8.221cm" svg:y="15.126cm">
          <draw:text-box>
            <text:p text:style-name="P21"><text:span text:style-name="T15">2(2) – 1</text:span></text:p>
          </draw:text-box>
        </draw:frame>
        <draw:frame draw:style-name="gr5" draw:text-style-name="P22" draw:layer="layout" svg:width="2.821cm" svg:height="0.962cm" svg:x="12.221cm" svg:y="15.126cm">
          <draw:text-box>
            <text:p text:style-name="P21"><text:span text:style-name="T15">2(3) – 1</text:span></text:p>
          </draw:text-box>
        </draw:frame>
        <draw:frame draw:style-name="gr5" draw:text-style-name="P22" draw:layer="layout" svg:width="2.821cm" svg:height="0.962cm" svg:x="16.222cm" svg:y="15.126cm">
          <draw:text-box>
            <text:p text:style-name="P21"><text:span text:style-name="T15">2(4) – 1</text:span></text:p>
          </draw:text-box>
        </draw:frame>
        <draw:frame draw:style-name="gr5" draw:text-style-name="P22" draw:layer="layout" svg:width="2.821cm" svg:height="0.962cm" svg:x="20.222cm" svg:y="15.126cm">
          <draw:text-box>
            <text:p text:style-name="P21"><text:span text:style-name="T15">2(5) – 1</text:span></text:p>
          </draw:text-box>
        </draw:frame>
        <draw:frame draw:style-name="gr4" draw:text-style-name="P11" draw:layer="layout" svg:width="4.742cm" svg:height="1.254cm" svg:x="7.335cm" svg:y="12.251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5" draw:text-style-name="P24" draw:layer="layout" svg:width="6.44cm" svg:height="0.962cm" svg:x="1.772cm" svg:y="12.381cm">
          <draw:text-box>
            <text:p text:style-name="P23"><text:span text:style-name="T9">Closed </text:span><text:span text:style-name="T9">Formul</text:span><text:span text:style-name="T9">a:</text:span></text:p>
          </draw:text-box>
        </draw:frame>
        <draw:frame draw:style-name="gr4" draw:text-style-name="P11" draw:layer="layout" svg:width="2.705cm" svg:height="1.254cm" svg:x="21.438cm" svg:y="12.151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5" draw:text-style-name="P24" draw:layer="layout" svg:width="6.44cm" svg:height="0.962cm" svg:x="14.998cm" svg:y="12.301cm">
          <draw:text-box>
            <text:p text:style-name="P23"><text:span text:style-name="T9">Recurs</text:span><text:span text:style-name="T9">ive </text:span><text:span text:style-name="T9">Formul</text:span><text:span text:style-name="T9">a:</text:span></text:p>
          </draw:text-box>
        </draw:frame>
        <draw:frame draw:style-name="gr4" draw:text-style-name="P11" draw:layer="layout" svg:width="5.15cm" svg:height="1.254cm" svg:x="21.438cm" svg:y="13.263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7" draw:text-style-name="P18" draw:layer="layout" svg:width="23.622cm" svg:height="7.736cm" svg:x="2.286cm" svg:y="4.572cm">
          <draw:text-box>
            <text:p text:style-name="P17"><text:span text:style-name="T6">Som</text:span><text:span text:style-name="T6">etim</text:span><text:span text:style-name="T6">es </text:span><text:span text:style-name="T6">you </text:span><text:span text:style-name="T6">have </text:span><text:span text:style-name="T6">to </text:span><text:span text:style-name="T6">try a </text:span><text:span text:style-name="T6">few </text:span><text:span text:style-name="T6">diff</text:span><text:span text:style-name="T6">eren</text:span><text:span text:style-name="T6">t </text:span><text:span text:style-name="T6">appr</text:span><text:span text:style-name="T6">oach</text:span><text:span text:style-name="T6">es </text:span><text:span text:style-name="T6">befo</text:span><text:span text:style-name="T6">re </text:span><text:span text:style-name="T6">you </text:span><text:span text:style-name="T6">find </text:span><text:span text:style-name="T6">the </text:span><text:span text:style-name="T6">patt</text:span><text:span text:style-name="T6">ern </text:span><text:span text:style-name="T6">–</text:span><text:span text:style-name="T6"><text:line-break/></text:span><text:span text:style-name="T6">that’</text:span><text:span text:style-name="T6">s ok; </text:span><text:span text:style-name="T6">you </text:span><text:span text:style-name="T6">don’</text:span><text:span text:style-name="T6">t </text:span><text:span text:style-name="T6">have </text:span><text:span text:style-name="T6">to </text:span><text:span text:style-name="T6">kno</text:span><text:span text:style-name="T6">w </text:span><text:span text:style-name="T6">wha</text:span><text:span text:style-name="T6">t it </text:span><text:span text:style-name="T6">is </text:span><text:span text:style-name="T6">auto</text:span><text:span text:style-name="T6">mati</text:span><text:span text:style-name="T6">cally</text:span><text:span text:style-name="T6">. </text:span><text:span text:style-name="T6">That</text:span><text:span text:style-name="T6">’s </text:span><text:span text:style-name="T6">why </text:span><text:span text:style-name="T6">we </text:span><text:span text:style-name="T16">anal</text:span><text:span text:style-name="T16">yze </text:span><text:span text:style-name="T16">it.</text:span></text:p>
            <text:p text:style-name="P17"><text:span text:style-name="T16"/></text:p>
            <text:p text:style-name="P17"><text:span text:style-name="T6">Kee</text:span><text:span text:style-name="T6">p in </text:span><text:span text:style-name="T6">min</text:span><text:span text:style-name="T6">d </text:span><text:span text:style-name="T6">that </text:span><text:span text:style-name="T6">ther</text:span><text:span text:style-name="T6">e </text:span><text:span text:style-name="T6">coul</text:span><text:span text:style-name="T6">d be </text:span><text:span text:style-name="T6">mult</text:span><text:span text:style-name="T6">iplic</text:span><text:span text:style-name="T6">atio</text:span><text:span text:style-name="T6">n, </text:span><text:span text:style-name="T6">addi</text:span><text:span text:style-name="T6">tion, </text:span><text:span text:style-name="T6">subt</text:span><text:span text:style-name="T6">racti</text:span><text:span text:style-name="T6">on, </text:span><text:span text:style-name="T6">and/</text:span><text:span text:style-name="T6">or </text:span><text:span text:style-name="T6">exp</text:span><text:span text:style-name="T6">one</text:span><text:span text:style-name="T6">nts </text:span><text:span text:style-name="T6">invo</text:span><text:span text:style-name="T6">lved</text:span><text:span text:style-name="T6">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8" draw:text-style-name="P18" draw:layer="layout" svg:width="23.622cm" svg:height="5.526cm" svg:x="2.286cm" svg:y="4.572cm">
          <draw:text-box>
            <text:p text:style-name="P15"><text:span text:style-name="T6">Exa</text:span><text:span text:style-name="T6">mpl</text:span><text:span text:style-name="T6">e 2 – </text:span><text:span text:style-name="T6">Try </text:span><text:span text:style-name="T6">to </text:span><text:span text:style-name="T6">solv</text:span><text:span text:style-name="T6">e it </text:span><text:span text:style-name="T6">befo</text:span><text:span text:style-name="T6">re I </text:span><text:span text:style-name="T6">do </text:span><text:span text:style-name="T6">in </text:span><text:span text:style-name="T6">the </text:span><text:span text:style-name="T6">vide</text:span><text:span text:style-name="T6">o</text:span></text:p>
            <text:p text:style-name="P17"><text:span text:style-name="T6"/></text:p>
            <text:p text:style-name="P15"><text:span text:style-name="T6">Seq</text:span><text:span text:style-name="T6">uen</text:span><text:span text:style-name="T6">ce: </text:span><text:span text:style-name="T6">1, 9, </text:span><text:span text:style-name="T6">17, </text:span><text:span text:style-name="T6">25, </text:span><text:span text:style-name="T6">33, </text:span><text:span text:style-name="T6">41, </text:span><text:span text:style-name="T6">____</text:span></text:p>
            <text:p text:style-name="P15"><text:span text:style-name="T6"/></text:p>
            <text:p text:style-name="P15"><text:span text:style-name="T6">Clos</text:span><text:span text:style-name="T6">ed </text:span><text:span text:style-name="T6">for</text:span><text:span text:style-name="T6">mul</text:span><text:span text:style-name="T6">a? </text:span><text:span text:style-name="T6">Rec</text:span><text:span text:style-name="T6">ursi</text:span><text:span text:style-name="T6">ve </text:span><text:span text:style-name="T6">for</text:span><text:span text:style-name="T6">mul</text:span><text:span text:style-name="T6">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29" draw:text-style-name="P18" draw:layer="layout" svg:width="23.622cm" svg:height="5.526cm" svg:x="2.286cm" svg:y="4.572cm">
          <draw:text-box>
            <text:p text:style-name="P15"><text:span text:style-name="T6">Exa</text:span><text:span text:style-name="T6">mpl</text:span><text:span text:style-name="T6">e 3 – </text:span><text:span text:style-name="T6">Try </text:span><text:span text:style-name="T6">to </text:span><text:span text:style-name="T6">solv</text:span><text:span text:style-name="T6">e it </text:span><text:span text:style-name="T6">befo</text:span><text:span text:style-name="T6">re I </text:span><text:span text:style-name="T6">do </text:span><text:span text:style-name="T6">in </text:span><text:span text:style-name="T6">the </text:span><text:span text:style-name="T6">vide</text:span><text:span text:style-name="T6">o</text:span></text:p>
            <text:p text:style-name="P17"><text:span text:style-name="T6"/></text:p>
            <text:p text:style-name="P15"><text:span text:style-name="T6">Seq</text:span><text:span text:style-name="T6">uen</text:span><text:span text:style-name="T6">ce: </text:span><text:span text:style-name="T6">1, 4, </text:span><text:span text:style-name="T6">9, </text:span><text:span text:style-name="T6">16, </text:span><text:span text:style-name="T6">25, </text:span><text:span text:style-name="T6">36, </text:span><text:span text:style-name="T6">____</text:span></text:p>
            <text:p text:style-name="P15"><text:span text:style-name="T6"/></text:p>
            <text:p text:style-name="P15"><text:span text:style-name="T6">Clos</text:span><text:span text:style-name="T6">ed </text:span><text:span text:style-name="T6">for</text:span><text:span text:style-name="T6">mul</text:span><text:span text:style-name="T6">a? </text:span><text:span text:style-name="T6">Rec</text:span><text:span text:style-name="T6">ursi</text:span><text:span text:style-name="T6">ve </text:span><text:span text:style-name="T6">for</text:span><text:span text:style-name="T6">mul</text:span><text:span text:style-name="T6">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30" draw:text-style-name="P18" draw:layer="layout" svg:width="23.622cm" svg:height="5.526cm" svg:x="2.286cm" svg:y="4.572cm">
          <draw:text-box>
            <text:p text:style-name="P15"><text:span text:style-name="T6">Exa</text:span><text:span text:style-name="T6">mpl</text:span><text:span text:style-name="T6">e 4 – </text:span><text:span text:style-name="T6">Try </text:span><text:span text:style-name="T6">to </text:span><text:span text:style-name="T6">solv</text:span><text:span text:style-name="T6">e it </text:span><text:span text:style-name="T6">befo</text:span><text:span text:style-name="T6">re I </text:span><text:span text:style-name="T6">do </text:span><text:span text:style-name="T6">in </text:span><text:span text:style-name="T6">the </text:span><text:span text:style-name="T6">vide</text:span><text:span text:style-name="T6">o</text:span></text:p>
            <text:p text:style-name="P17"><text:span text:style-name="T6"/></text:p>
            <text:p text:style-name="P15"><text:span text:style-name="T6">Seq</text:span><text:span text:style-name="T6">uen</text:span><text:span text:style-name="T6">ce: </text:span><text:span text:style-name="T6">2, 4, </text:span><text:span text:style-name="T6">8, </text:span><text:span text:style-name="T6">16, </text:span><text:span text:style-name="T6">32, </text:span><text:span text:style-name="T6">64, </text:span><text:span text:style-name="T6">____</text:span></text:p>
            <text:p text:style-name="P15"><text:span text:style-name="T6"/></text:p>
            <text:p text:style-name="P15"><text:span text:style-name="T6">Clos</text:span><text:span text:style-name="T6">ed </text:span><text:span text:style-name="T6">for</text:span><text:span text:style-name="T6">mul</text:span><text:span text:style-name="T6">a? </text:span><text:span text:style-name="T6">Rec</text:span><text:span text:style-name="T6">ursi</text:span><text:span text:style-name="T6">ve </text:span><text:span text:style-name="T6">for</text:span><text:span text:style-name="T6">mul</text:span><text:span text:style-name="T6">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</text:span><text:span text:style-name="T1">gu</text:span><text:span text:style-name="T1">ri</text:span><text:span text:style-name="T1">ng </text:span><text:span text:style-name="T1">ou</text:span><text:span text:style-name="T1">t </text:span><text:span text:style-name="T1">th</text:span><text:span text:style-name="T1">e </text:span><text:span text:style-name="T1">Fo</text:span><text:span text:style-name="T1">rm</text:span><text:span text:style-name="T1">ul</text:span><text:span text:style-name="T1">a</text:span></text:p>
          </draw:text-box>
        </draw:frame>
        <draw:frame presentation:style-name="pr31" draw:text-style-name="P18" draw:layer="layout" svg:width="23.622cm" svg:height="5.526cm" svg:x="2.286cm" svg:y="4.572cm">
          <draw:text-box>
            <text:p text:style-name="P15"><text:span text:style-name="T6">Exa</text:span><text:span text:style-name="T6">mpl</text:span><text:span text:style-name="T6">e 5 – </text:span><text:span text:style-name="T6">Try </text:span><text:span text:style-name="T6">to </text:span><text:span text:style-name="T6">solv</text:span><text:span text:style-name="T6">e it </text:span><text:span text:style-name="T6">befo</text:span><text:span text:style-name="T6">re I </text:span><text:span text:style-name="T6">do </text:span><text:span text:style-name="T6">in </text:span><text:span text:style-name="T6">the </text:span><text:span text:style-name="T6">vide</text:span><text:span text:style-name="T6">o</text:span></text:p>
            <text:p text:style-name="P17"><text:span text:style-name="T6"/></text:p>
            <text:p text:style-name="P15"><text:span text:style-name="T6">Seq</text:span><text:span text:style-name="T6">uen</text:span><text:span text:style-name="T6">ce: </text:span><text:span text:style-name="T6">1, 2, </text:span><text:span text:style-name="T6">6, </text:span><text:span text:style-name="T6">24, </text:span><text:span text:style-name="T6">120, </text:span><text:span text:style-name="T6">720, </text:span><text:span text:style-name="T6">___</text:span></text:p>
            <text:p text:style-name="P15"><text:span text:style-name="T6"/></text:p>
            <text:p text:style-name="P15"><text:span text:style-name="T6">Clos</text:span><text:span text:style-name="T6">ed </text:span><text:span text:style-name="T6">for</text:span><text:span text:style-name="T6">mul</text:span><text:span text:style-name="T6">a? </text:span><text:span text:style-name="T6">Rec</text:span><text:span text:style-name="T6">ursi</text:span><text:span text:style-name="T6">ve </text:span><text:span text:style-name="T6">for</text:span><text:span text:style-name="T6">mul</text:span><text:span text:style-name="T6">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u</text:span><text:span text:style-name="T1">m</text:span><text:span text:style-name="T1">m</text:span><text:span text:style-name="T1">ati</text:span><text:span text:style-name="T1">on</text:span><text:span text:style-name="T1">s</text:span></text:p>
          </draw:text-box>
        </draw:frame>
        <draw:frame presentation:style-name="pr32" draw:text-style-name="P10" draw:layer="layout" svg:width="23.622cm" svg:height="11.395cm" svg:x="2.286cm" svg:y="4.572cm">
          <draw:text-box>
            <text:p text:style-name="P15"><text:span text:style-name="T8">Defi</text:span><text:span text:style-name="T8">nitio</text:span><text:span text:style-name="T8">n:</text:span></text:p>
            <text:p text:style-name="P15"><text:span text:style-name="T8">For a </text:span><text:span text:style-name="T8">sequ</text:span><text:span text:style-name="T8">ence </text:span><text:span text:style-name="T8">of </text:span><text:span text:style-name="T8">num</text:span><text:span text:style-name="T8">bers </text:span><text:span text:style-name="T8"><text:tab/></text:span><text:span text:style-name="T8"><text:tab/></text:span><text:span text:style-name="T8">with </text:span><text:span text:style-name="T8"><text:tab/></text:span><text:span text:style-name="T8"><text:tab/></text:span><text:span text:style-name="T8"><text:tab/></text:span><text:span text:style-name="T8">,</text:span><text:span text:style-name="T8"><text:line-break/></text:span><text:span text:style-name="T8">we </text:span><text:span text:style-name="T8">use </text:span><text:span text:style-name="T8">the </text:span><text:span text:style-name="T8">notat</text:span><text:span text:style-name="T8">ion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>To </text:span><text:span text:style-name="T8">deno</text:span><text:span text:style-name="T8">te </text:span><text:span text:style-name="T8">the </text:span><text:span text:style-name="T8">sum </text:span><text:span text:style-name="T8">of </text:span><text:span text:style-name="T8">the </text:span><text:span text:style-name="T8">first </text:span><text:span text:style-name="T17">n</text:span><text:span text:style-name="T8"> </text:span><text:span text:style-name="T8">term</text:span><text:span text:style-name="T8">s of </text:span><text:span text:style-name="T8">the </text:span><text:span text:style-name="T8">sequ</text:span><text:span text:style-name="T8">ence. </text:span><text:span text:style-name="T8">This </text:span><text:span text:style-name="T8">is </text:span><text:span text:style-name="T8">calle</text:span><text:span text:style-name="T8">d </text:span><text:span text:style-name="T17">sigm</text:span><text:span text:style-name="T17">a </text:span><text:span text:style-name="T17">notat</text:span><text:span text:style-name="T17">ion</text:span><text:span text:style-name="T8"> </text:span><text:span text:style-name="T8">for </text:span><text:span text:style-name="T8">the </text:span><text:span text:style-name="T8">sum.</text:span></text:p>
          </draw:text-box>
        </draw:frame>
        <draw:frame draw:style-name="gr4" draw:text-style-name="P11" draw:layer="layout" svg:width="1.371cm" svg:height="1.254cm" svg:x="13.25cm" svg:y="5.436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4" draw:text-style-name="P11" draw:layer="layout" svg:width="2.391cm" svg:height="1.112cm" svg:x="17.251cm" svg:y="5.436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4" draw:text-style-name="P11" draw:layer="layout" svg:width="2.733cm" svg:height="2.695cm" svg:x="12.752cm" svg:y="7.858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u</text:span><text:span text:style-name="T1">m</text:span><text:span text:style-name="T1">m</text:span><text:span text:style-name="T1">ati</text:span><text:span text:style-name="T1">on</text:span><text:span text:style-name="T1">s</text:span></text:p>
          </draw:text-box>
        </draw:frame>
        <draw:frame presentation:style-name="pr33" draw:text-style-name="P10" draw:layer="layout" svg:width="23.622cm" svg:height="11.395cm" svg:x="2.286cm" svg:y="4.572cm">
          <draw:text-box>
            <text:p text:style-name="P15"><text:span text:style-name="T8">Exam</text:span><text:span text:style-name="T8">ple – </text:span><text:span text:style-name="T8">Evalu</text:span><text:span text:style-name="T8">ate </text:span><text:span text:style-name="T8">the </text:span><text:span text:style-name="T8">follo</text:span><text:span text:style-name="T8">wing </text:span><text:span text:style-name="T8">sums</text:span><text:span text:style-name="T8">:</text:span></text:p>
            <text:p text:style-name="P15"><text:span text:style-name="T8"/></text:p>
            <text:p text:style-name="P15"><text:span text:style-name="T8"/></text:p>
            <text:p text:style-name="P15"><text:span text:style-name="T8">(a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b)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>(c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d)</text:span></text:p>
          </draw:text-box>
        </draw:frame>
        <draw:frame draw:style-name="gr4" draw:text-style-name="P11" draw:layer="layout" svg:width="5.113cm" svg:height="2.697cm" svg:x="3.792cm" svg:y="6.535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4" draw:text-style-name="P11" draw:layer="layout" svg:width="2.729cm" svg:height="2.699cm" svg:x="15cm" svg:y="6.362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" draw:text-style-name="P11" draw:layer="layout" svg:width="2.719cm" svg:height="2.701cm" svg:x="3.844cm" svg:y="10.332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4" draw:text-style-name="P11" draw:layer="layout" svg:width="5.158cm" svg:height="2.701cm" svg:x="15.201cm" svg:y="10.182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u</text:span><text:span text:style-name="T1">m</text:span><text:span text:style-name="T1">m</text:span><text:span text:style-name="T1">ati</text:span><text:span text:style-name="T1">on</text:span><text:span text:style-name="T1">s</text:span></text:p>
          </draw:text-box>
        </draw:frame>
        <draw:frame presentation:style-name="pr34" draw:text-style-name="P10" draw:layer="layout" svg:width="23.622cm" svg:height="11.395cm" svg:x="2.286cm" svg:y="4.572cm">
          <draw:text-box>
            <text:p text:style-name="P15"><text:span text:style-name="T8">Example – </text:span><text:span text:style-name="T8">Evaluate </text:span><text:span text:style-name="T8">the </text:span><text:span text:style-name="T8">following </text:span><text:span text:style-name="T8">sums:</text:span></text:p>
            <text:p text:style-name="P15"><text:span text:style-name="T8"/></text:p>
            <text:p text:style-name="P15"><text:span text:style-name="T8"/></text:p>
            <text:p text:style-name="P15"><text:span text:style-name="T8">(a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b)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>(c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d)</text:span></text:p>
            <text:p text:style-name="P15"><text:span text:style-name="T8"/></text:p>
            <text:p text:style-name="P15"><text:span text:style-name="T8"/></text:p>
            <text:p text:style-name="P15"><text:span text:style-name="T8">Bonus: If </text:span><text:span text:style-name="T8">you have </text:span><text:span text:style-name="T8">any </text:span><text:span text:style-name="T8">experience </text:span><text:span text:style-name="T8">with </text:span><text:span text:style-name="T8">programmi</text:span><text:span text:style-name="T8">ng, you can </text:span><text:span text:style-name="T8">write a </text:span><text:span text:style-name="T8">program to </text:span><text:span text:style-name="T8">solve </text:span><text:span text:style-name="T8">summation</text:span><text:span text:style-name="T8">s for you.</text:span></text:p>
          </draw:text-box>
        </draw:frame>
        <draw:frame draw:style-name="gr4" draw:text-style-name="P11" draw:layer="layout" svg:width="5.113cm" svg:height="2.697cm" svg:x="3.792cm" svg:y="6.535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4" draw:text-style-name="P11" draw:layer="layout" svg:width="2.729cm" svg:height="2.699cm" svg:x="15cm" svg:y="6.362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4" draw:text-style-name="P11" draw:layer="layout" svg:width="2.719cm" svg:height="2.701cm" svg:x="3.844cm" svg:y="10.332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4" draw:text-style-name="P11" draw:layer="layout" svg:width="5.158cm" svg:height="2.701cm" svg:x="15.201cm" svg:y="10.182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6T01:17:34.394698110</dc:date>
    <meta:editing-duration>PT10H15M19S</meta:editing-duration>
    <meta:editing-cycles>670</meta:editing-cycles>
    <meta:generator>LibreOffice/5.1.4.2$Linux_X86_64 LibreOffice_project/10m0$Build-2</meta:generator>
    <dc:creator>Rachel Morris</dc:creator>
    <meta:document-statistic meta:object-count="265"/>
  </office:meta>
</office:document-meta>
</file>

<file path=Object 1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2 = 3</annotation>
  </semantics>
</math>
</file>

<file path=Object 11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2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4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6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8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9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2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0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1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2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23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24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6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27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9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30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31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32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4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6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3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39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0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1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2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4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4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4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7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3 = 5</annotation>
  </semantics>
</math>
</file>

<file path=Object 48/content.xml><?xml version="1.0" encoding="utf-8"?>
<math xmlns="http://www.w3.org/1998/Math/MathML" display="block">
  <semantics>
    <mrow>
      <msub>
        <mi>a</mi>
        <mn>4</mn>
      </msub>
      <mo stretchy="false">=</mo>
      <mn>7</mn>
    </mrow>
    <annotation encoding="StarMath 5.0">a_4 = 7</annotation>
  </semantics>
</math>
</file>

<file path=Object 49/content.xml><?xml version="1.0" encoding="utf-8"?>
<math xmlns="http://www.w3.org/1998/Math/MathML" display="block">
  <semantics>
    <mrow>
      <msub>
        <mi>a</mi>
        <mn>5</mn>
      </msub>
      <mo stretchy="false">=</mo>
      <mn>9</mn>
    </mrow>
    <annotation encoding="StarMath 5.0">a_5 = 9</annotation>
  </semantics>
</math>
</file>

<file path=Object 5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50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51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2 = 3</annotation>
  </semantics>
</math>
</file>

<file path=Object 52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3 = 5</annotation>
  </semantics>
</math>
</file>

<file path=Object 53/content.xml><?xml version="1.0" encoding="utf-8"?>
<math xmlns="http://www.w3.org/1998/Math/MathML" display="block">
  <semantics>
    <mrow>
      <msub>
        <mi>a</mi>
        <mn>4</mn>
      </msub>
      <mo stretchy="false">=</mo>
      <mn>7</mn>
    </mrow>
    <annotation encoding="StarMath 5.0">a_4 = 7</annotation>
  </semantics>
</math>
</file>

<file path=Object 54/content.xml><?xml version="1.0" encoding="utf-8"?>
<math xmlns="http://www.w3.org/1998/Math/MathML" display="block">
  <semantics>
    <mrow>
      <msub>
        <mi>a</mi>
        <mn>5</mn>
      </msub>
      <mo stretchy="false">=</mo>
      <mn>9</mn>
    </mrow>
    <annotation encoding="StarMath 5.0">a_5 = 9</annotation>
  </semantics>
</math>
</file>

<file path=Object 55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56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2 = 3</annotation>
  </semantics>
</math>
</file>

<file path=Object 57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3 = 5</annotation>
  </semantics>
</math>
</file>

<file path=Object 58/content.xml><?xml version="1.0" encoding="utf-8"?>
<math xmlns="http://www.w3.org/1998/Math/MathML" display="block">
  <semantics>
    <mrow>
      <msub>
        <mi>a</mi>
        <mn>4</mn>
      </msub>
      <mo stretchy="false">=</mo>
      <mn>7</mn>
    </mrow>
    <annotation encoding="StarMath 5.0">a_4 = 7</annotation>
  </semantics>
</math>
</file>

<file path=Object 59/content.xml><?xml version="1.0" encoding="utf-8"?>
<math xmlns="http://www.w3.org/1998/Math/MathML" display="block">
  <semantics>
    <mrow>
      <msub>
        <mi>a</mi>
        <mn>5</mn>
      </msub>
      <mo stretchy="false">=</mo>
      <mn>9</mn>
    </mrow>
    <annotation encoding="StarMath 5.0">a_5 = 9</annotation>
  </semantics>
</math>
</file>

<file path=Object 6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60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61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2 = 3</annotation>
  </semantics>
</math>
</file>

<file path=Object 62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3 = 5</annotation>
  </semantics>
</math>
</file>

<file path=Object 63/content.xml><?xml version="1.0" encoding="utf-8"?>
<math xmlns="http://www.w3.org/1998/Math/MathML" display="block">
  <semantics>
    <mrow>
      <msub>
        <mi>a</mi>
        <mn>4</mn>
      </msub>
      <mo stretchy="false">=</mo>
      <mn>7</mn>
    </mrow>
    <annotation encoding="StarMath 5.0">a_4 = 7</annotation>
  </semantics>
</math>
</file>

<file path=Object 64/content.xml><?xml version="1.0" encoding="utf-8"?>
<math xmlns="http://www.w3.org/1998/Math/MathML" display="block">
  <semantics>
    <mrow>
      <msub>
        <mi>a</mi>
        <mn>5</mn>
      </msub>
      <mo stretchy="false">=</mo>
      <mn>9</mn>
    </mrow>
    <annotation encoding="StarMath 5.0">a_5 = 9</annotation>
  </semantics>
</math>
</file>

<file path=Object 6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−</mo>
        <mn>1</mn>
      </mrow>
    </mrow>
    <annotation encoding="StarMath 5.0">a_n = 2n - 1</annotation>
  </semantics>
</math>
</file>

<file path=Object 66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67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68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69/content.xml><?xml version="1.0" encoding="utf-8"?>
<math xmlns="http://www.w3.org/1998/Math/MathML" display="block">
  <semantics>
    <mrow>
      <mi>k</mi>
      <mo stretchy="false">≥</mo>
      <mn>1</mn>
    </mrow>
    <annotation encoding="StarMath 5.0">k &gt;= 1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70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b>
        <mi>a</mi>
        <mi>k</mi>
      </msub>
    </mrow>
    <annotation encoding="StarMath 5.0">sum from{k=1} to{n} a_k </annotation>
  </semantics>
</math>
</file>

<file path=Object 7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n>4</mn>
      </munderover>
      <msup>
        <mn>3</mn>
        <mi>k</mi>
      </msup>
    </mrow>
    <annotation encoding="StarMath 5.0">sum from{k=0} to{4} { 3^k}</annotation>
  </semantics>
</math>
</file>

<file path=Object 7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3</mn>
        </mrow>
        <mn>3</mn>
      </munderover>
      <msup>
        <mi>k</mi>
        <mn>2</mn>
      </msup>
    </mrow>
    <annotation encoding="StarMath 5.0">sum from{k=3} to{3} { k^2 }</annotation>
  </semantics>
</math>
</file>

<file path=Object 73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6</mn>
      </munderover>
      <mrow>
        <mo fence="true" stretchy="false">(</mo>
        <mrow>
          <mrow>
            <mn>2</mn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sum from{k=1} to{6} (2k-1)</annotation>
  </semantics>
</math>
</file>

<file path=Object 7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frac>
        <mn>1</mn>
        <mrow>
          <mi>k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</mfrac>
    </mrow>
    <annotation encoding="StarMath 5.0">sum from{k=1} to{5} { 1 over {k (k+1)} }</annotation>
  </semantics>
</math>
</file>

<file path=Object 75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6</mn>
      </munderover>
      <mrow>
        <mo fence="true" stretchy="false">(</mo>
        <mrow>
          <mrow>
            <mn>2</mn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sum from{k=1} to{6} (2k-1)</annotation>
  </semantics>
</math>
</file>

<file path=Object 76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n>4</mn>
      </munderover>
      <msup>
        <mn>3</mn>
        <mi>k</mi>
      </msup>
    </mrow>
    <annotation encoding="StarMath 5.0">sum from{k=0} to{4} { 3^k}</annotation>
  </semantics>
</math>
</file>

<file path=Object 77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3</mn>
        </mrow>
        <mn>3</mn>
      </munderover>
      <msup>
        <mi>k</mi>
        <mn>2</mn>
      </msup>
    </mrow>
    <annotation encoding="StarMath 5.0">sum from{k=3} to{3} { k^2 }</annotation>
  </semantics>
</math>
</file>

<file path=Object 78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frac>
        <mn>1</mn>
        <mrow>
          <mi>k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</mfrac>
    </mrow>
    <annotation encoding="StarMath 5.0">sum from{k=1} to{5} { 1 over {k (k+1)} }</annotation>
  </semantics>
</math>
</file>

<file path=Object 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